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Liberation Serif" fo:font-size="14pt" fo:letter-spacing="normal" fo:font-weight="normal" officeooo:rsid="146bac64" officeooo:paragraph-rsid="00201981" style:letter-kerning="true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erif" fo:font-size="14pt" officeooo:rsid="00184d64" officeooo:paragraph-rsid="00184d64" style:font-size-asian="14pt" style:font-size-complex="14pt"/>
    </style:style>
    <style:style style:name="P3" style:family="paragraph" style:parent-style-name="Standard" style:list-style-name="L1">
      <style:text-properties style:font-name="Liberation Serif" fo:font-size="14pt" officeooo:rsid="00184d64" officeooo:paragraph-rsid="00184d64" style:font-size-asian="14pt" style:font-size-complex="14pt"/>
    </style:style>
    <style:style style:name="P4" style:family="paragraph" style:parent-style-name="Standard" style:list-style-name="L2">
      <style:text-properties style:font-name="Liberation Serif" fo:font-size="14pt" officeooo:rsid="00184d64" officeooo:paragraph-rsid="00184d64" style:font-size-asian="14pt" style:font-size-complex="14pt"/>
    </style:style>
    <style:style style:name="P5" style:family="paragraph" style:parent-style-name="Standard">
      <style:text-properties style:font-name="Liberation Serif" fo:font-size="14pt" officeooo:rsid="001c60e8" officeooo:paragraph-rsid="001c60e8" style:font-size-asian="14pt" style:font-size-complex="14pt"/>
    </style:style>
    <style:style style:name="P6" style:family="paragraph" style:parent-style-name="Standard" style:list-style-name="L2">
      <style:text-properties style:font-name="Liberation Serif" fo:font-size="14pt" officeooo:rsid="001c60e8" officeooo:paragraph-rsid="001c60e8" style:font-size-asian="14pt" style:font-size-complex="14pt"/>
    </style:style>
    <style:style style:name="P7" style:family="paragraph" style:parent-style-name="Standard" style:list-style-name="L3">
      <style:text-properties style:font-name="Liberation Serif" fo:font-size="14pt" officeooo:rsid="001c60e8" officeooo:paragraph-rsid="001c60e8" style:font-size-asian="14pt" style:font-size-complex="14pt"/>
    </style:style>
    <style:style style:name="P8" style:family="paragraph" style:parent-style-name="Standard" style:list-style-name="L2">
      <style:text-properties style:font-name="Liberation Serif" fo:font-size="14pt" officeooo:rsid="0019cb91" officeooo:paragraph-rsid="0019cb91" style:font-size-asian="14pt" style:font-size-complex="14pt"/>
    </style:style>
    <style:style style:name="P9" style:family="paragraph" style:parent-style-name="Standard" style:list-style-name="L2">
      <style:text-properties style:font-name="Liberation Serif" fo:font-size="14pt" officeooo:rsid="001b2aa3" officeooo:paragraph-rsid="001b2aa3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1b2aa3" officeooo:paragraph-rsid="001b2aa3" style:font-size-asian="14pt" style:font-size-complex="14pt"/>
    </style:style>
    <style:style style:name="P11" style:family="paragraph" style:parent-style-name="Standard" style:list-style-name="L2">
      <style:text-properties style:font-name="Liberation Serif" fo:font-size="14pt" officeooo:rsid="00201981" officeooo:paragraph-rsid="00201981" style:font-size-asian="14pt" style:font-size-complex="14pt"/>
    </style:style>
    <style:style style:name="P12" style:family="paragraph" style:parent-style-name="Standard" style:list-style-name="L2">
      <style:text-properties style:font-name="Liberation Serif" fo:font-size="14pt" officeooo:rsid="001f92e5" officeooo:paragraph-rsid="001f92e5" style:font-size-asian="14pt" style:font-size-complex="14pt"/>
    </style:style>
    <style:style style:name="P13" style:family="paragraph" style:parent-style-name="Standard" style:list-style-name="L3">
      <style:text-properties style:font-name="Liberation Serif" fo:font-size="14pt" officeooo:rsid="001df2a0" officeooo:paragraph-rsid="001df2a0" style:font-size-asian="14pt" style:font-size-complex="14pt"/>
    </style:style>
    <style:style style:name="P14" style:family="paragraph" style:parent-style-name="Standard" style:list-style-name="L3">
      <style:text-properties style:font-name="Liberation Serif" fo:font-size="14pt" officeooo:rsid="002023bf" officeooo:paragraph-rsid="002023bf" style:font-size-asian="14pt" style:font-size-complex="14pt"/>
    </style:style>
    <style:style style:name="P15" style:family="paragraph" style:parent-style-name="Standard" style:list-style-name="L3">
      <style:text-properties style:font-name="Liberation Serif" fo:font-size="14pt" officeooo:rsid="0021cc7c" officeooo:paragraph-rsid="0021cc7c" style:font-size-asian="14pt" style:font-size-complex="14pt"/>
    </style:style>
    <style:style style:name="P16" style:family="paragraph" style:parent-style-name="Standard">
      <style:text-properties style:font-name="Liberation Serif" officeooo:paragraph-rsid="001b2aa3"/>
    </style:style>
    <style:style style:name="P17" style:family="paragraph" style:parent-style-name="Standard" style:list-style-name="L4">
      <style:text-properties style:font-name="Liberation Serif" officeooo:rsid="001df2a0" officeooo:paragraph-rsid="001df2a0"/>
    </style:style>
    <style:style style:name="P18" style:family="paragraph" style:parent-style-name="Standard" style:list-style-name="L4">
      <style:text-properties style:font-name="Liberation Serif" officeooo:rsid="001f92e5" officeooo:paragraph-rsid="001f92e5"/>
    </style:style>
    <style:style style:name="P19" style:family="paragraph" style:parent-style-name="Standard" style:list-style-name="L4">
      <style:text-properties style:font-name="Liberation Serif" officeooo:rsid="00201981" officeooo:paragraph-rsid="00201981"/>
    </style:style>
    <style:style style:name="P20" style:family="paragraph" style:parent-style-name="Standard" style:list-style-name="L4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iberation Serif" officeooo:paragraph-rsid="0021cc7c"/>
    </style:style>
    <style:style style:name="P21" style:family="paragraph" style:parent-style-name="Standard" style:list-style-name="L4">
      <style:text-properties style:font-name="Liberation Serif" officeooo:rsid="0021cc7c" officeooo:paragraph-rsid="0021cc7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2aa3" style:font-size-asian="14pt" style:font-size-complex="14pt"/>
    </style:style>
    <style:style style:name="T3" style:family="text">
      <style:text-properties fo:font-size="14pt" officeooo:rsid="001c60e8" style:font-size-asian="14pt" style:font-size-complex="14pt"/>
    </style:style>
    <style:style style:name="T4" style:family="text">
      <style:text-properties officeooo:rsid="001c60e8"/>
    </style:style>
    <style:style style:name="T5" style:family="text">
      <style:text-properties officeooo:rsid="001df2a0"/>
    </style:style>
    <style:style style:name="T6" style:family="text">
      <style:text-properties fo:color="#000000" style:font-name="Helvetica" fo:font-size="14pt" fo:letter-spacing="normal" fo:font-weight="normal" officeooo:rsid="0007f344" style:letter-kerning="true" style:font-size-asian="14pt" style:font-weight-asian="normal" style:font-size-complex="14pt" style:font-weight-complex="normal"/>
    </style:style>
    <style:style style:name="T7" style:family="text">
      <style:text-properties fo:color="#000000" fo:font-size="14pt" fo:letter-spacing="normal" fo:font-weight="normal" officeooo:rsid="0007f344" style:letter-kerning="true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s Presentation</text:p>
      <text:p text:style-name="P5">50min- 1 hour presentation</text:p>
      <text:p text:style-name="P5">30min- 1 hour for questions</text:p>
      <text:p text:style-name="P2"/>
      <text:p text:style-name="P2">Intro <text:span text:style-name="T4">(5 minutes)</text:span></text:p>
      <text:list xml:id="list6099449724396824325" text:style-name="L1">
        <text:list-item>
          <text:p text:style-name="P3">Brief intro to MFG</text:p>
        </text:list-item>
        <text:list-item>
          <text:p text:style-name="P3">Problems of consensus</text:p>
          <text:list>
            <text:list-item>
              <text:p text:style-name="P3">flocking</text:p>
            </text:list-item>
            <text:list-item>
              <text:p text:style-name="P3">synchronization of circadian oscillators</text:p>
            </text:list-item>
          </text:list>
        </text:list-item>
      </text:list>
      <text:p text:style-name="P2">State of the Art <text:span text:style-name="T4">(15 minutes)</text:span></text:p>
      <text:list xml:id="list2284185355166963913" text:style-name="L2">
        <text:list-item>
          <text:p text:style-name="P4">Mean Field Games</text:p>
          <text:list>
            <text:list-item>
              <text:p text:style-name="P4">when there exists a unique solution</text:p>
            </text:list-item>
            <text:list-item>
              <text:p text:style-name="P4">PDE formulation</text:p>
              <text:list>
                <text:list-item>
                  <text:p text:style-name="P8">derive it!</text:p>
                </text:list-item>
              </text:list>
            </text:list-item>
            <text:list-item>
              <text:p text:style-name="P8">problems: nonlinearity, forward backward structure, nonlocal terms (such as a nonlocal cost term that depends on the density not at the present time and spacial point, but the entire density at the current time for all spacial points)</text:p>
            </text:list-item>
          </text:list>
        </text:list-item>
        <text:list-item>
          <text:p text:style-name="P9">Flocking: Previous Work</text:p>
          <text:list>
            <text:list-item>
              <text:p text:style-name="P9">Cucker Smale</text:p>
              <text:list>
                <text:list-item>
                  <text:p text:style-name="P11">when introduce beta parameter:</text:p>
                  <text:list>
                    <text:list-item>
                      <text:p text:style-name="P1">how to find real world beta given data</text:p>
                    </text:list-item>
                  </text:list>
                </text:list-item>
              </text:list>
            </text:list-item>
            <text:list-item>
              <text:p text:style-name="P9">Nourian, et. al.</text:p>
              <text:list>
                <text:list-item>
                  <text:p text:style-name="P12">Including perturbation idea and why that doesn’t work</text:p>
                </text:list-item>
              </text:list>
            </text:list-item>
            <text:list-item>
              <text:p text:style-name="P9">Other works</text:p>
              <text:list>
                <text:list-item>
                  <text:p text:style-name="P6">Viscek (before Cucker Smale?) <text:span text:style-name="T5">(velocities have to remain in sphere?)</text:span></text:p>
                </text:list-item>
                <text:list-item>
                  <text:p text:style-name="P6">Cucker Mordecki</text:p>
                </text:list-item>
                <text:list-item>
                  <text:p text:style-name="P6">others summarized in reading document</text:p>
                </text:list-item>
              </text:list>
            </text:list-item>
            <text:list-item>
              <text:p text:style-name="P9">Make a table (rows are authors, columns are properties of their models: finite players or mean field, game/optimization or no game/optimization, noise or no noise, <text:span text:style-name="T5">form of cost (spatially independent or dependent, normalized or unnormalized)</text:span>)</text:p>
            </text:list-item>
            <text:list-item>
              <text:p text:style-name="P9">Highlight what is missing: mean field with noise (for either game or no game)</text:p>
            </text:list-item>
          </text:list>
        </text:list-item>
      </text:list>
      <text:p text:style-name="P16"><text:span text:style-name="T2">My progress </text:span><text:span text:style-name="T3">(20 minutes)</text:span></text:p>
      <text:list xml:id="list4715427352337574588" text:style-name="L4">
        <text:list-item>
          <text:p text:style-name="P17"><text:span text:style-name="T3">F</text:span><text:span text:style-name="T1">locking problem formulation (normalized cost, no optimization, with noise)</text:span></text:p>
          <text:list>
            <text:list-item>
              <text:p text:style-name="P18"><text:span text:style-name="T1">or should I first mention unnormalized and how results blow up?</text:span></text:p>
            </text:list-item>
          </text:list>
        </text:list-item>
        <text:list-item>
          <text:p text:style-name="P18"><text:span text:style-name="T1">Deriving stable scheme</text:span></text:p>
          <text:list>
            <text:list-item>
              <text:p text:style-name="P18"><text:span text:style-name="T1">choosing boundary conditions</text:span></text:p>
              <text:list>
                <text:list-item>
                  <text:p text:style-name="P19"><text:span text:style-name="T1">describe how we extend x so it doesn’t matter, choose reflecting for v, then derive corresponding boundary conditions for Kolmogorov</text:span></text:p>
                </text:list-item>
              </text:list>
            </text:list-item>
            <text:list-item>
              <text:p text:style-name="P18"><text:span text:style-name="T1">defining Kolmogorov as adjoint to HJB operator</text:span></text:p>
            </text:list-item>
            <text:list-item>
              <text:p text:style-name="P20"><text:soft-page-break/><text:span text:style-name="T7">prove monotone scheme and CFL condition imply stability of mu</text:span></text:p>
            </text:list-item>
          </text:list>
        </text:list-item>
        <text:list-item>
          <text:p text:style-name="P18"><text:span text:style-name="T1">Numerical results suggesting sigma^2/2</text:span></text:p>
        </text:list-item>
        <text:list-item>
          <text:p text:style-name="P21"><text:span text:style-name="T1">Checks that code is accurate:</text:span></text:p>
          <text:list>
            <text:list-item>
              <text:p text:style-name="P21"><text:span text:style-name="T1">search ‘verify’ in Notes</text:span></text:p>
            </text:list-item>
          </text:list>
        </text:list-item>
        <text:list-item>
          <text:p text:style-name="P18"><text:span text:style-name="T1">Any analytical progress on proving sigma^2/2</text:span></text:p>
          <text:list>
            <text:list-item>
              <text:p text:style-name="P18"><text:span text:style-name="T1">need to show g(t) goes to 0 (loose paper in blue book)</text:span></text:p>
            </text:list-item>
            <text:list-item>
              <text:p text:style-name="P18"><text:span text:style-name="T1">expansion</text:span></text:p>
            </text:list-item>
          </text:list>
        </text:list-item>
      </text:list>
      <text:p text:style-name="P10"/>
      <text:p text:style-name="P5">Future directions (10 minutes)</text:p>
      <text:list xml:id="list1521943119030238203" text:style-name="L3">
        <text:list-item>
          <text:p text:style-name="P7">Building a Lyapunov functional</text:p>
        </text:list-item>
        <text:list-item>
          <text:p text:style-name="P7">More convincing numerics (prove that numerics are within some epsilon of the true solution)</text:p>
        </text:list-item>
        <text:list-item>
          <text:p text:style-name="P7">Continue with expansion for symmetrical initial configurations</text:p>
          <text:list>
            <text:list-item>
              <text:p text:style-name="P7">numerically solving expansion</text:p>
            </text:list-item>
          </text:list>
        </text:list-item>
        <text:list-item>
          <text:p text:style-name="P13">New problem: oscillators</text:p>
          <text:list>
            <text:list-item>
              <text:p text:style-name="P7">For jetlag problem: solving like it’s an elliptic boundary value problem (with periodic boundaries)</text:p>
            </text:list-item>
          </text:list>
        </text:list-item>
        <text:list-item>
          <text:p text:style-name="P14">remaining ToDos:</text:p>
          <text:list>
            <text:list-item>
              <text:p text:style-name="P14">oscillators: set terminal cost for V to be what I guess is the form of V over long time</text:p>
            </text:list-item>
            <text:list-item>
              <text:p text:style-name="P14">flocking: critical lambda?</text:p>
            </text:list-item>
            <text:list-item>
              <text:p text:style-name="P14">Flocking: central limit theorems</text:p>
            </text:list-item>
            <text:list-item>
              <text:p text:style-name="P14">flocking: integral and partial equations</text:p>
            </text:list-item>
            <text:list-item>
              <text:p text:style-name="P15">flocking: function fitting to guess form of analytical solu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34:25.943163876</meta:creation-date>
    <dc:date>2017-04-17T16:17:08.201052677</dc:date>
    <meta:editing-duration>PT41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415" meta:character-count="2463" meta:non-whitespace-character-count="2147"/>
  </office:meta>
</office:document-meta>
</file>